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28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29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3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6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7" style:family="paragraph" style:parent-style-name="Text_20_body">
      <style:text-properties officeooo:paragraph-rsid="0044c0f6"/>
    </style:style>
    <style:style style:name="P38" style:family="paragraph" style:parent-style-name="Text_20_body">
      <style:paragraph-properties fo:text-align="center" style:justify-single-word="false"/>
      <style:text-properties officeooo:paragraph-rsid="0044c0f6"/>
    </style:style>
    <style:style style:name="P39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0" style:family="paragraph" style:parent-style-name="Text_20_body">
      <style:text-properties officeooo:paragraph-rsid="004bae6d"/>
    </style:style>
    <style:style style:name="P41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42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43" style:family="paragraph" style:parent-style-name="Text_20_body">
      <style:text-properties officeooo:rsid="00775590" officeooo:paragraph-rsid="00775590"/>
    </style:style>
    <style:style style:name="P44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5" style:family="paragraph" style:parent-style-name="Heading_20_3">
      <style:text-properties officeooo:rsid="00181f89" officeooo:paragraph-rsid="00181f89"/>
    </style:style>
    <style:style style:name="P46" style:family="paragraph" style:parent-style-name="Heading_20_3">
      <style:text-properties officeooo:rsid="0033b296" officeooo:paragraph-rsid="0033b296"/>
    </style:style>
    <style:style style:name="P47" style:family="paragraph" style:parent-style-name="Heading_20_3">
      <style:text-properties officeooo:rsid="0044c0f6" officeooo:paragraph-rsid="0044c0f6"/>
    </style:style>
    <style:style style:name="P48" style:family="paragraph" style:parent-style-name="Heading_20_3">
      <style:text-properties officeooo:rsid="00775590" officeooo:paragraph-rsid="00775590"/>
    </style:style>
    <style:style style:name="P49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7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28">推到：</text:p>
      <text:p text:style-name="P29">假设存在一组正交基<text:span text:style-name="T9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0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1">因为<text:span text:style-name="T10">U为正交基，可得：</text:span></text:p>
      <text:p text:style-name="P30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2">假设<text:span text:style-name="T11">V是</text:span><text:span text:style-name="T11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3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4">由此可得：当<text:span text:style-name="T12">V为</text:span><text:span text:style-name="T12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5">对U进行正交单位花：</text:p>
      <text:p text:style-name="P36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5">即：</text:p>
      <text:p text:style-name="P36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5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6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46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47" text:outline-level="3">2.10 迹运算</text:h>
      <text:p text:style-name="P37">定义<text:span text:style-name="T16">：</text:span></text:p>
      <text:p text:style-name="P38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39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0"><text:span text:style-name="T6">假设向量</text:span><text:span text:style-name="T6"><draw:frame draw:style-name="fr1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437cm" svg:width="1.66cm" svg:height="0.527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545cm" svg:width="2.33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1.212cm" svg:width="15.831cm" svg:height="2.147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437cm" svg:width="2.993cm" svg:height="0.591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773cm" svg:width="13.16cm" svg:height="1.416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545cm" svg:width="2.201cm" svg:height="0.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545cm" svg:width="4.785cm" svg:height="0.66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377cm" svg:width="1.004cm" svg:height="0.531cm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773cm" svg:width="18.127cm" svg:height="1.466cm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437cm" svg:width="1.914cm" svg:height="0.52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545cm" svg:width="7.112cm" svg:height="0.709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437cm" svg:width="0.947cm" svg:height="0.527cm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437cm" svg:width="0.947cm" svg:height="0.52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49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958cm" svg:width="9.472cm" svg:height="1.505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961cm" svg:width="12.698cm" svg:height="1.55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773cm" svg:width="4.556cm" svg:height="1.341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1.011cm" svg:width="6.003cm" svg:height="1.946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517cm" svg:width="5.152cm" svg:height="0.681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386cm" svg:width="1cm" svg:height="0.508cm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1.074cm" svg:width="14.166cm" svg:height="2.071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386cm" svg:width="1cm" svg:height="0.508cm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437cm" svg:width="1.476cm" svg:height="0.559cm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41"><draw:frame draw:style-name="fr1" draw:name="对象44" text:anchor-type="as-char" svg:y="-0.728cm" svg:width="6.255cm" svg:height="0.984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42"/>
      <text:h text:style-name="P48" text:outline-level="3">4.3.1 梯度之上:Jacobian和Hessian矩阵</text:h>
      <text:p text:style-name="P43">Jacobian行列式：</text:p>
      <text:p text:style-name="P43">考虑<draw:frame draw:style-name="fr2" draw:name="对象48" text:anchor-type="as-char" svg:y="-0.462cm" svg:width="1.842cm" svg:height="0.637cm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4"><draw:frame draw:style-name="fr2" draw:name="对象49" text:anchor-type="as-char" svg:y="-0.619cm" svg:width="4.521cm" svg:height="0.998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3">假设向量<draw:frame draw:style-name="fr2" draw:name="对象45" text:anchor-type="as-char" svg:y="-0.437cm" svg:width="1.258cm" svg:height="0.527cm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2" draw:name="对象46" text:anchor-type="as-char" svg:y="-0.437cm" svg:width="1.314cm" svg:height="0.527cm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2" draw:name="对象47" text:anchor-type="as-char" svg:y="-0.437cm" svg:width="1.603cm" svg:height="0.527cm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2" draw:name="对象50" text:anchor-type="as-char" svg:y="-0.377cm" svg:width="1.335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2" draw:name="对象51" text:anchor-type="as-char" svg:y="-0.462cm" svg:width="4.24cm" svg:height="0.637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4"><draw:frame draw:style-name="fr2" draw:name="对象52" text:anchor-type="as-char" svg:y="-0.85cm" svg:width="2.367cm" svg:height="1.401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1-24T18:15:53.274756010</dc:date>
    <meta:editing-duration>PT15H54M5S</meta:editing-duration>
    <meta:editing-cycles>39</meta:editing-cycles>
    <meta:document-statistic meta:table-count="0" meta:image-count="0" meta:object-count="84" meta:page-count="5" meta:paragraph-count="76" meta:word-count="944" meta:character-count="1102" meta:non-whitespace-character-count="1084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row>
      <mi>J</mi>
      <mo stretchy="false">∈</mo>
      <msup>
        <mi>R</mi>
        <mrow>
          <mi>n</mi>
          <mo stretchy="false">×</mo>
          <mi>m</mi>
        </mrow>
      </msup>
    </mrow>
    <annotation encoding="StarMath 5.0">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row>
        <mi mathvariant="italic">du</mi>
        <mo stretchy="false">=</mo>
        <mrow>
          <mo stretchy="false">∫</mo>
          <mi>f</mi>
        </mrow>
      </mrow>
      <mrow>
        <mo fence="true" stretchy="false">(</mo>
        <mrow>
          <mi>u</mi>
        </mrow>
        <mo fence="true" stretchy="false">)</mo>
      </mrow>
      <mstyle color="red">
        <mrow>
          <mo fence="true" stretchy="false">|</mo>
          <mrow>
            <mfrac>
              <mi mathvariant="italic">du</mi>
              <mi mathvariant="italic">dx</mi>
            </mfrac>
          </mrow>
          <mo fence="true" stretchy="false">|</mo>
        </mrow>
      </mstyle>
      <mi mathvariant="italic">dx</mi>
    </mrow>
    <annotation encoding="StarMath 5.0">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row>
        <mi mathvariant="italic">du</mi>
        <mo stretchy="false">=</mo>
        <mrow>
          <mo stretchy="false">∫</mo>
          <mi>f</mi>
        </mrow>
      </mrow>
      <mrow>
        <mo fence="true" stretchy="false">(</mo>
        <mrow>
          <mi>u</mi>
        </mrow>
        <mo fence="true" stretchy="false">)</mo>
      </mrow>
      <mstyle color="red">
        <mrow>
          <mo fence="true" stretchy="false">|</mo>
          <mrow>
            <mi>J</mi>
          </mrow>
          <mo fence="true" stretchy="false">|</mo>
        </mrow>
      </mstyle>
      <mi mathvariant="italic">dx</mi>
    </mrow>
    <annotation encoding="StarMath 5.0">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